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 for Powerline" svg:font-family="'Fira Mono for Powerline'" style:font-family-generic="swiss" style:font-pitch="variable"/>
    <style:font-face style:name="Fira Mono for Powerline1" svg:font-family="'Fira Mono for Powerlin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64pt"/>
    </style:style>
    <style:style style:name="co2" style:family="table-column">
      <style:table-column-properties fo:break-before="auto" style:column-width="74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rt-compare" table:style-name="ta1">
        <table:shapes>
          <draw:frame draw:z-index="0" draw:style-name="gr1" draw:text-style-name="P1" svg:width="453.51pt" svg:height="255.09pt" svg:x="223.94pt" svg:y="10.35pt">
            <draw:object draw:notify-on-update-of-ranges="'sort-compare'.A1:'sort-compare'.A1 'sort-compare'.A2:'sort-compare'.A11 'sort-compare'.B1:'sort-compare'.B1 'sort-compare'.B2:'sort-compare'.B11 'sort-compare'.C1:'sort-compare'.C1 'sort-compare'.C2:'sort-compare'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nsert sort</text:p>
          </table:table-cell>
          <table:table-cell office:value-type="string" calcext:value-type="string">
            <text:p>Arrays.sort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172" calcext:value-type="float">
            <text:p>0.172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26" calcext:value-type="float">
            <text:p>0.226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28" calcext:value-type="float">
            <text:p>0.28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347" calcext:value-type="float">
            <text:p>0.347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4" calcext:value-type="float">
            <text:p>0.4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511" calcext:value-type="float">
            <text:p>0.511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646" calcext:value-type="float">
            <text:p>0.646</text:p>
          </table:table-cell>
          <table:table-cell office:value-type="float" office:value="0.437" calcext:value-type="float">
            <text:p>0.4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 for Powerline" svg:font-family="'Fira Mono for Powerline'" style:font-family-generic="swiss" style:font-pitch="variable"/>
    <style:font-face style:name="Fira Mono for Powerline1" svg:font-family="'Fira Mono for Powerlin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Fira Mono for Powerline" fo:language="en" fo:country="US" style:font-name-asian="Fira Mono for Powerline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Fira Mono for Powerline'" style:font-family-generic="roman" style:font-pitch="variable" fo:font-size="12pt" fo:language="en" fo:country="US" style:letter-kerning="true" style:font-name-asian="Fira Mono for Powerline1" style:font-size-asian="12pt" style:language-asian="zh" style:country-asian="CN" style:font-name-complex="Fira Mono for Powerline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5T14:47:48.334765346</dc:date>
    <meta:editing-duration>PT1M33S</meta:editing-duration>
    <meta:editing-cycles>1</meta:editing-cycles>
    <meta:document-statistic meta:table-count="1" meta:cell-count="33" meta:object-count="1"/>
    <meta:generator>LibreOffice/6.1.0.3$Linux_X86_64 LibreOffice_project/1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28cm" svg:y="3.952cm" style:legend-expansion="high" chart:style-name="ch2"/>
        <chart:plot-area chart:style-name="ch3" table:cell-range-address="'sort-compare'.A1:'sort-compare'.C11" chart:data-source-has-labels="both" svg:x="0.32cm" svg:y="0.18cm" svg:width="11.688cm" svg:height="8.64cm">
          <chartooo:coordinate-region svg:x="1.206cm" svg:y="0.379cm" svg:width="10.271cm" svg:height="7.794cm"/>
          <chart:axis chart:dimension="x" chart:name="primary-x" chart:style-name="ch4" chartooo:axis-type="auto">
            <chartooo:date-scale/>
            <chart:categories table:cell-range-address="'sort-compare'.A2:'sort-compare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ort-compare'.B2:'sort-compare'.B11" chart:label-cell-address="'sort-compare'.B1:'sort-compare'.B1" chart:class="chart:line">
            <chart:data-point chart:repeated="10"/>
          </chart:series>
          <chart:series chart:style-name="ch7" chart:values-cell-range-address="'sort-compare'.C2:'sort-compare'.C11" chart:label-cell-address="'sort-compare'.C1:'sort-compare'.C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sort</text:p>
                <draw:g>
                  <svg:desc>'sort-compare'.B1:'sort-compare'.B1</svg:desc>
                </draw:g>
              </table:table-cell>
              <table:table-cell office:value-type="string">
                <text:p>Arrays.sort</text:p>
                <draw:g>
                  <svg:desc>'sort-compare'.C1:'sort-compare'.C1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'sort-compare'.A2:'sort-compare'.A11</svg:desc>
                </draw:g>
              </table:table-cell>
              <table:table-cell office:value-type="float" office:value="0.061">
                <text:p>0.061</text:p>
                <draw:g>
                  <svg:desc>'sort-compare'.B2:'sort-compare'.B11</svg:desc>
                </draw:g>
              </table:table-cell>
              <table:table-cell office:value-type="float" office:value="0.058">
                <text:p>0.058</text:p>
                <draw:g>
                  <svg:desc>'sort-compare'.C2:'sort-compare'.C11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83">
                <text:p>0.083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126">
                <text:p>0.126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172">
                <text:p>0.172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26">
                <text:p>0.226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28">
                <text:p>0.28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347">
                <text:p>0.347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4">
                <text:p>0.4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511">
                <text:p>0.511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646">
                <text:p>0.646</text:p>
              </table:table-cell>
              <table:table-cell office:value-type="float" office:value="0.437">
                <text:p>0.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